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gi </meta:initial-creator>
    <meta:creation-date>2017-02-02T18:13:14.951828285</meta:creation-date>
    <meta:generator>LibreOffice/5.1.3.2$Linux_X86_64 LibreOffice_project/10m0$Build-2</meta:generator>
    <meta:editing-cycles>1</meta:editing-cycles>
    <meta:editing-duration>PT15S</meta:editing-duration>
    <dc:title>Gentoo Hardened LiveCD</dc:title>
    <dc:date>2017-02-03T17:01:31.645942724</dc:date>
    <dc:creator>aggi </dc:creator>
    <meta:document-statistic meta:table-count="0" meta:image-count="0" meta:object-count="0" meta:page-count="1" meta:paragraph-count="0" meta:word-count="0" meta:character-count="0" meta:non-whitespace-character-count="0"/>
  </office:meta>
</office:document-meta>
</file>